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Text_20_body" style:list-style-name=""/>
    <style:style style:name="P18" style:family="paragraph" style:parent-style-name="Text_20_body" style:list-style-name="">
      <style:text-properties style:text-underline-style="solid" style:text-underline-width="auto" style:text-underline-color="font-color"/>
    </style:style>
    <style:style style:name="P19" style:family="paragraph" style:parent-style-name="Text_20_body">
      <style:text-properties style:text-underline-style="none"/>
    </style:style>
    <style:style style:name="P20" style:family="paragraph" style:parent-style-name="Heading_20_1">
      <style:paragraph-properties fo:text-align="center" style:justify-single-word="false"/>
    </style:style>
    <style:style style:name="P21" style:family="paragraph" style:parent-style-name="Heading_20_1" style:list-style-name="">
      <style:paragraph-properties fo:margin-left="0mm" fo:margin-right="0mm" fo:text-align="center" style:justify-single-word="false" fo:text-indent="0mm" style:auto-text-indent="false"/>
    </style:style>
    <style:style style:name="P22" style:family="paragraph" style:parent-style-name="Heading_20_1">
      <style:paragraph-properties fo:break-before="page"/>
    </style:style>
    <style:style style:name="P23" style:family="paragraph" style:parent-style-name="Heading_20_1" style:list-style-name="">
      <style:paragraph-properties fo:text-align="justify" style:justify-single-word="false" fo:break-before="page"/>
    </style:style>
    <style:style style:name="P24" style:family="paragraph" style:parent-style-name="Heading_20_3">
      <style:text-properties style:text-underline-style="none"/>
    </style:style>
    <style:style style:name="P25" style:family="paragraph" style:parent-style-name="Heading_20_2">
      <style:paragraph-properties fo:break-before="page"/>
    </style:style>
    <style:style style:name="P26" style:family="paragraph" style:parent-style-name="Heading_20_4">
      <style:paragraph-properties fo:text-align="center" style:justify-single-word="false"/>
    </style:style>
    <style:style style:name="P27" style:family="paragraph" style:parent-style-name="Heading_20_4">
      <style:paragraph-properties fo:text-align="center" style:justify-single-word="false"/>
      <style:text-properties fo:font-style="normal" style:font-style-asian="normal" style:font-style-complex="normal"/>
    </style:style>
    <style:style style:name="P28" style:family="paragraph" style:parent-style-name="List_20_1">
      <style:text-properties style:text-underline-style="none"/>
    </style:style>
    <style:style style:name="P29"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 text:name="__RefHeading__2955_1119159922"/>Masarykova univerzita<text:bookmark-end text:name="__RefHeading__2955_1119159922"/></text:h>
      <text:h text:style-name="P21" text:outline-level="1">Fakulta informatiky</text:h>
      <text:p text:style-name="P3"/>
      <text:p text:style-name="P3"/>
      <text:p text:style-name="P3"/>
      <text:p text:style-name="P3"/>
      <text:p text:style-name="P3"/>
      <text:p text:style-name="P4"/>
      <text:h text:style-name="P26" text:outline-level="4">Bakalářská práce</text:h>
      <text:p text:style-name="P3"/>
      <text:h text:style-name="P20"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7" text:outline-level="4">Martin Prokop<text:tab/><text:tab/><text:tab/><text:tab/><text:tab/><text:tab/><text:tab/><text:tab/>2012</text:h>
      <text:h text:style-name="P22"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3"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7" text:outline-level="1">Na tomto místě chci poděkovat Mgr. Václavovi Roseckému a Ing. Petrovi Žabičkovi za pomoc při řešení této bakalářské práce.</text:h>
      <text:h text:style-name="P22"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22" text:outline-level="1"><text:bookmark text:name="__RefHeading__1469_1422318452"/>Obsah<text:bookmark-end text:name="__RefHeading__1469_1422318452"/></text:h>
      <text:p text:style-name="P7">(Doplním později)</text:p>
      <text:h text:style-name="P22" text:outline-level="1">Úvod</text:h>
      <text:list xml:id="list923591656"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22"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5"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962288132" text:continue-numbering="true" text:style-name="List_20_1">
        <text:list-item>
          <text:p text:style-name="List_20_1"><text:soft-page-break/>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5"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stránkách projektu WebArchiv<text:note text:id="ftn4" text:note-class="footnote"><text:note-citation>4</text:note-citation><text:note-body><text:p text:style-name="Footnote">http://www.webarchiv.cz/dokumenty/</text:p></text:note-body></text:note>. Přehled vývoje v jednotlivých letech, který uvedu níže, čerpal vždy výhradně ze zpráv pro příslušný rok. Musím ale konstatovat, že ne vždy jsou dokumenty dostupné –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ací bylo mapování situace s archivováním internetových zdrojů v jiných zemích. Je samozřejmé, že čerpání zkušeností od jiných řešitelů podobných projektů je výhodné a může ušetřit spoustu práce do budoucna. </text:p>
      <text:p text:style-name="Text_20_body">Již začíná samotné shromažďování a archivace internetových zdrojů. Zásadní je také otázka archivace sklizených dat“ řešitelé potřebují pro dlouhodobou archivaci a práci s daty zvolit vhodný formát uchovávání metadat stažených souborů. Pro tyto účely <text:soft-page-break/>volí nakonec Dublin Core Metadata Element Set<text:note text:id="ftn6" text:note-class="footnote"><text:note-citation>6</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Jak jsem zmínil výše dochází k vývoji v oblasti legislativy. Opět vycházejí ze strategie zahraničních řešitelů podobných projektů. K tomu věnují navíc zvláštní pozornost sklizni elektronických seriálů. Kompletní zpráva je dostupná na stránkách projektu WebArchiv<text:note text:id="ftn7" text:note-class="footnote"><text:note-citation>7</text:note-citation><text:note-body><text:p text:style-name="Footnote">Oficiální zpráva projektu WebArchiv dostupná na: http://www.webarchiv.cz/files/dokumenty/zpravy/zprava2001/zprava2001.pdf</text:p></text:note-body></text:note></text:p>
      <text:p text:style-name="P8">Dále probíhal vývoj nových nástrojů:</text:p>
      <text:list xml:id="list1839168683"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8" text:note-class="footnote"><text:note-citation>8</text:note-citation><text:note-body><text:p text:style-name="Footnote">Podrobné informace o formátu MARC 21: http://www.loc.gov/marc/unimarctomarc21.html</text:p></text:note-body></text:note>.</text:p>
      <text:p text:style-name="Text_20_body">Zpráva pro tento rok je také samozřejmě dostupná na webových stránkách<text:note text:id="ftn9" text:note-class="footnote"><text:note-citation>9</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pro tento rok se mi bohužel nepodařilo dohledat.</text:p>
      <text:h text:style-name="Heading_20_3" text:outline-level="3"><text:soft-page-break/>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Zpráva o činnosti v tomto roce je dostupná na stránkách projektu WebArchiv<text:note text:id="ftn10" text:note-class="footnote"><text:note-citation>10</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Zpráva je dostupná na stránkách projektu WebArchiv</text:span><text:span text:style-name="T3"><text:note text:id="ftn11" text:note-class="footnote"><text:note-citation>11</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Rok 2006</text:h>
      <text:p text:style-name="Text_20_body">Řešitelé projektu řešili současně i projekt CULTURE 2000<text:note text:id="ftn12" text:note-class="footnote"><text:note-citation>12</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493834889" text:continue-numbering="true" text:style-name="List_20_1">
        <text:list-item>
          <text:p text:style-name="List_20_1">NutchWAX</text:p>
        </text:list-item>
        <text:list-item>
          <text:p text:style-name="List_20_1">WayBack</text:p>
        </text:list-item>
        <text:list-item>
          <text:p text:style-name="List_20_1"><text:soft-page-break/>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3">Zpráva o činnosti v tomto roce je dostupná na stránkách projektu WebArchiv</text:span><text:span text:style-name="T3"><text:note text:id="ftn13" text:note-class="footnote"><text:note-citation>13</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ý přístup k nástroji WERA, který umožňuje fulltextové vyhledávání ve veřejné části databáze WebArchivu. Dále je plně zpřístupněn nástroj Wayback, který umožňuje vyhledá dle URL. Vyhledávání je napojeno na možnost vyhledávání v databázi Internet Archive<text:note text:id="ftn14" text:note-class="footnote"><text:note-citation>14</text:note-citation><text:note-body><text:p text:style-name="Footnote">http://www.archive.org/</text:p></text:note-body></text:note>.</text:p>
      <text:p text:style-name="Text_20_body">Dále je vyvinut nástroj pro vyhledávání podle metodiky konspektu.. <text:span text:style-name="T2">Tým se zabývá možností zlepšování tematických sklizní. Tým také pracuje na lokalizaci užívaných nástrojů. Prozkoumává se i možnost průběžné analýzy sklizně. </text:span></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15" text:note-class="footnote"><text:note-citation>15</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text:soft-page-break/>obnovit ze záloh či doplnit z databáze Internet Archive.<text:note text:id="ftn16" text:note-class="footnote"><text:note-citation>16</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3">Zpráva o činnosti v tomto roce je dostupná na stránkách projektu WebArchiv</text:span><text:span text:style-name="T3"><text:note text:id="ftn17" text:note-class="footnote"><text:note-citation>17</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Kompletní informace o činnosti v tomto roce jsou dostupné na stránkách </text:span><text:span text:style-name="T2">projektu</text:span><text:span text:style-name="T2"><text:note text:id="ftn18" text:note-class="footnote"><text:note-citation>18</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text:soft-page-break/>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Tento nárůst se dá vysvětlit výše zmíněnou instalací nových výkoných serverů.<text:span text:style-name="T2"> Kompletní informace o činnosti v tomto roce jsou dostupné na stránkách projektu</text:span><text:span text:style-name="T2"><text:note text:id="ftn19" text:note-class="footnote"><text:note-citation>19</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0" text:note-class="footnote"><text:note-citation>20</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Veškeré informace jsou dostupné ve zprávě o činnosti WebArchivu v roce 2010<text:note text:id="ftn21" text:note-class="footnote"><text:note-citation>21</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V době práce na bakalářské práci ještě nebyla zpráva dostupná.</text:p>
      <text:h text:style-name="P25"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text:note text:id="ftn22" text:note-class="footnote"><text:note-citation>22</text:note-citation><text:note-body><text:p text:style-name="Footnote">http://www.webarchiv.cz/celoplosne-sklizne/</text:p></text:note-body></text:note>. Mimo tyt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23" text:note-class="footnote"><text:note-citation>23</text:note-citation><text:note-body><text:p text:style-name="Footnote">Webové stránky projektu: http://creativecommons.org/</text:p></text:note-body></text:note>. Jedná se o mezinárodní licenční standart, pomocí kterého může autor elektronického díla poskytnout své dílo k užití jiným osobám.<text:note text:id="ftn24" text:note-class="footnote"><text:note-citation>24</text:note-citation><text:note-body><text:p text:style-name="Footnote">http://www.webarchiv.cz/ccinfo/</text:p></text:note-body></text:note> Pokud autor webový zdroj neposkytne pod licencí Creative Commons musí s ním WebArchiv uzavřít smlouvu.</text:p>
      <text:p text:style-name="Text_20_body">Creative Commons je podřízeno autorskému zákonu a je to jednoduchý způsob jak může autor elektronického díla poskytnout toto dílo dalším osobám. Výhodou Creative Commons je, že autor nemusí podepisovat smlouvu s každým uživatelem jeho díla. Prostě označí zdroj značkou Creative Commons a uživatel v okamžiku kdy použije <text:soft-page-break/>dílo vstupuje automaticky do smlouvy. Majitel díla navíc přesně určí jak se s jeho dílem smí nakládat.<text:note text:id="ftn25" text:note-class="footnote"><text:note-citation>25</text:note-citation><text:note-body><text:p text:style-name="Footnote">http://www.ikaros.cz/node/4612</text:p></text:note-body></text:note></text:p>
      <text:p text:style-name="Text_20_body">Z toho vyplývá, že sledování podmínek užití licence Creative Commons je jedna z velmi důležitých úkolů WebArchivu<text:note text:id="ftn26" text:note-class="footnote"><text:note-citation>26</text:note-citation><text:note-body><text:p text:style-name="Footnote">Velmi obsáhlá práce na toto téma: http://www.creativecommons.cz/wp-content/uploads/dp_petr_jansa_komplet_xmp.pdf</text:p></text:note-body></text:note>. K velké změně došlo v roce 2009, kdy se Česká republika přidala k zemím s lokalizovanou verzí licence.<text:note text:id="ftn27" text:note-class="footnote"><text:note-citation>27</text:note-citation><text:note-body><text:p text:style-name="Footnote">http://www.webarchiv.cz/ccinfo/</text:p></text:note-body></text:note> <text:note text:id="ftn28" text:note-class="footnote"><text:note-citation>28</text:note-citation><text:note-body><text:p text:style-name="Footnote">Webové stránky lokalizovaného projektu: http://www.creativecommons.cz/</text:p></text:note-body></text:note> WebArchiv na svých stránkách přímo poskytuje návod<text:note text:id="ftn29" text:note-class="footnote"><text:note-citation>29</text:note-citation><text:note-body><text:p text:style-name="Footnote">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Text_20_body">Hlavní partneři projektu WebArchiv jsou<text:note text:id="ftn30" text:note-class="footnote"><text:note-citation>30</text:note-citation><text:note-body><text:p text:style-name="Footnote">http://www.webarchiv.cz/partneri-projektu/</text:p></text:note-body></text:note>:</text:p>
      <text:list xml:id="list1722289794" text:continue-numbering="true" text:style-name="List_20_1">
        <text:list-item>
          <text:p text:style-name="List_20_1"><text:span text:style-name="T1">Moravská zemská knihovna</text:span><text:span text:style-name="T1"><text:note text:id="ftn31" text:note-class="footnote"><text:note-citation>31</text:note-citation><text:note-body><text:p text:style-name="Footnote">Bližší informace dostupné na: http://www.mzk.cz</text:p></text:note-body></text:note></text:span><text:span text:style-name="T1"> </text:span>– provádí základní výzkum, má <text:tab/>za úkol zveřejňovat výsledky výzkumu a publikuje informaci <text:tab/>o projektu. Jejím zřizovatelem je Ministerstvo kultury ČR.</text:p>
        </text:list-item>
        <text:list-item>
          <text:p text:style-name="List_20_1"><text:span text:style-name="T1">Ústav výpočetní techniky Masarykovy univerzity</text:span><text:span text:style-name="T1"><text:note text:id="ftn32" text:note-class="footnote"><text:note-citation>32</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33" text:note-class="footnote"><text:note-citation>33</text:note-citation><text:note-body><text:p text:style-name="Footnote">Bližší informace dostupnost na http://www.nic.cz/</text:p></text:note-body></text:note></text:span><text:span text:style-name="T6"> – Poskytuje WebArchivu seznam domén pro celoplošné </text:span><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text:soft-page-break/>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4" text:note-class="footnote"><text:note-citation>34</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35" text:note-class="footnote"><text:note-citation>35</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36" text:note-class="footnote"><text:note-citation>36</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37" text:note-class="footnote"><text:note-citation>37</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38" text:note-class="footnote"><text:note-citation>38</text:note-citation><text:note-body><text:p text:style-name="Footnote">Dostupný na: http://www.archive.org/</text:p></text:note-body></text:note>.</text:p>
      <text:h text:style-name="P25" text:outline-level="2">Dostupnost informací</text:h>
      <text:p text:style-name="Text_20_body">O projektu WebArchiv se lze dočíst na stránkách Národní digitální knihovny<text:note text:id="ftn39" text:note-class="footnote"><text:note-citation>39</text:note-citation><text:note-body><text:p text:style-name="Footnote"><text:a xlink:type="simple" xlink:href="http://www.ndk.cz/webarchiv">http://www.ndk.cz/webarchiv</text:a></text:p></text:note-body></text:note>, která projekt řeší a samozřejmě na stránkách WebArchivu<text:note text:id="ftn40" text:note-class="footnote"><text:note-citation>40</text:note-citation><text:note-body><text:p text:style-name="Footnote">http://www.webarchiv.cz</text:p></text:note-body></text:note>. K nalezení jsou jak tiskové zprávy, z kterých jsem čerpal při popisování stavu projektu a jeho cílech a záměrech, tak další dokumenty<text:note text:id="ftn41" text:note-class="footnote"><text:note-citation>41</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2" text:note-class="footnote"><text:note-citation>42</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3" text:note-class="footnote"><text:note-citation>43</text:note-citation><text:note-body><text:p text:style-name="Footnote">http://www.ndk.cz/narodni-dk</text:p></text:note-body></text:note> nelze nalézt prakticky žádné informace.</text:p>
      <text:h text:style-name="P25" text:outline-level="2">Kritéria výběru webových zdrojů</text:h>
      <text:p text:style-name="P8">Při sklízení webových zdrojů se WebArchiv řídí předem stanovenými kriterii. Pravidelně se provádí několik druhů sklízn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text:span text:style-name="T2"><text:note text:id="ftn44" text:note-class="footnote"><text:note-citation>44</text:note-citation><text:note-body><text:p text:style-name="Footnote"><text:a xlink:type="simple" xlink:href="http://www.webarchiv.cz/kriteria/">http://www.webarchiv.cz/kriteria/</text:a></text:p></text:note-body></text:note></text:span>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text:soft-page-break/>Výběrový přístup – konspekt</text:h>
      <text:p text:style-name="Text_20_body">Výběrový přístup<text:note text:id="ftn45" text:note-class="footnote"><text:note-citation>45</text:note-citation><text:note-body><text:p text:style-name="Footnote"><text:a xlink:type="simple" xlink:href="http://www.webarchiv.cz/kriteria/">http://www.webarchiv.cz/kriteria/</text:a></text:p></text:note-body></text:note> bere oproti plošné ohled na více parametrů. Zdroje jsou řazeny v tematických okruzích, těch není prozatím mnoho, jsou jednoduše přehledné. Přehled oborů sklizených v rámci konspektu je dostupný na stránkách WebArchivu<text:note text:id="ftn46" text:note-class="footnote"><text:note-citation>46</text:note-citation><text:note-body><text:p text:style-name="Footnote">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text:note text:id="ftn47" text:note-class="footnote"><text:note-citation>47</text:note-citation><text:note-body><text:p text:style-name="Footnote"><text:a xlink:type="simple" xlink:href="http://www.webarchiv.cz/kriteria/">http://www.webarchiv.cz/kriteria/</text:a></text:p></text:note-body></text:note>. Kritéria výběru jsou opět podobná jako u předchozích typů sklizní. Bohužel těchto, dle mého názoru, informačně velmi hodnotný sklizní je veřejně dostupných pouze devět<text:note text:id="ftn48" text:note-class="footnote"><text:note-citation>48</text:note-citation><text:note-body><text:p text:style-name="Footnote">http://www.webarchiv.cz/tematicke_sbirky/</text:p></text:note-body></text:note>. Jedná se například o sbírku na téma: Výročí obsazení Československa 1968, České předsednictví EU, Prezidentské volby 2008.</text:p>
      <text:h text:style-name="P25"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text:note text:id="ftn49" text:note-class="footnote"><text:note-citation>49</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v projektu době používá.</text:p>
      <text:p text:style-name="Text_20_body">Adam Brokeš ve své práci podává informace o projektu WebArchiv. Provádí analýzu stavu WebArchivu. Zabývá se historií projektu, pracovními postupy projektu a stavem projektu. Dále se zabývá právním rámcem sklizně webových zdrojů.</text:p>
      <text:p text:style-name="Text_20_body">Analyzuje používané nástroje. Konkrétně se jedná o nástroj Heritrix, WayBack a AutoContractMarker. Následně analyzuje WA Admin. Výsledkem analýzy je popis nedostatků nástroje. Jedná se zejména o výhrady k datovému modelu, neflexibilitu systému, nemožnost hodnocení zdrojů.</text:p>
      <text:p text:style-name="Text_20_body">Protože nástroj WA Admin shledá nedostatečným pro užívání, hledá za něj náhradu. NetarchiveSuite, který používá Dánská národní knihovna, nedoporučuje použít především kvůli rozdílnosti České a Dánské legislativy. Nástroj neumožňuje provádět akce, který jsou potřeba v Českém prostředí – například přikládání smluv. Druhý nástroj, který připadá v úvahu, je Web Curator Tool vyvinutý národními knihovnami Velké Británie a Nového Zélandu. Ten však také zamítá, protože pracovní postupy, které jsou v něm implementovány, jsou odlišné od postupů WebArchivu.</text:p>
      <text:p text:style-name="Text_20_body">Rozhodne vytvořit vlastní nástroj, který zohlední specifické pracovní postupy týmu WebArchiv. Tomu předchází nejdříve analýza případů užití – pracovních postupů Webarchivu.</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0" text:note-class="footnote"><text:note-citation>50</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text:span></text:span><text:span text:style-name="Strong_20_Emphasis"><text:note text:id="ftn51" text:note-class="footnote"><text:note-citation>51</text:note-citation><text:note-body><text:p text:style-name="Footnote">Práce dostupná na: http://is.muni.cz/th/172585/fi_b/</text:p></text:note-body></text:note></text:span><text:span text:style-name="Strong_20_Emphasis"> v</text:span><text:span text:style-name="Strong_20_Emphasis"><text:span text:style-name="T6">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52" text:note-class="footnote"><text:note-citation>52</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text:soft-page-break/>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53" text:note-class="footnote"><text:note-citation>53</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note text:id="ftn54" text:note-class="footnote"><text:note-citation>54</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55" text:note-class="footnote"><text:note-citation>55</text:note-citation><text:note-body><text:p text:style-name="Footnote">Práce dostupná na: http://www.webarchiv.cz/files/dokumenty/zpravy/skodova.doc</text:p></text:note-body></text:note></text:span> na téma WebArchiv vůbec. Autorka Markéta <text:soft-page-break/>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5" text:outline-level="2">Nástroje související s projektem WebArchiv</text:h>
      <text:h text:style-name="Heading_20_3" text:outline-level="3">APACHE TOMCAT</text:h>
      <text:p text:style-name="Text_20_body">Apache Tomcat<text:note text:id="ftn56" text:note-class="footnote"><text:note-citation>56</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57" text:note-class="footnote"><text:note-citation>57</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58" text:note-class="footnote"><text:note-citation>58</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59" text:note-class="footnote"><text:note-citation>59</text:note-citation><text:note-body><text:p text:style-name="Footnote">Dostupný na: http://www.webarchiv.cz/generator/dc_generator.php</text:p></text:note-body></text:note>. Slouží ke generování Dublin Core Metadata Element Set<text:note text:id="ftn60" text:note-class="footnote"><text:note-citation>60</text:note-citation><text:note-body><text:p text:style-name="Footnote">Více informací o Dublin Core: http://dublincore.org/documents/dces/</text:p></text:note-body></text:note> k zadané URL adrese. Nástroj byl vytvořen pracovníky WebArchivu.</text:p>
      <text:h text:style-name="Heading_20_3" text:outline-level="3">HERITRIX</text:h>
      <text:p text:style-name="Text_20_body">Nástroj Heritrix využívá WebArchiv přímo v provozu na sklizně webových <text:soft-page-break/>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61" text:note-class="footnote"><text:note-citation>61</text:note-citation><text:note-body><text:p text:style-name="Footnote">http://crawler.archive.org/ </text:p></text:note-body></text:note> a to jeden z nejpoužívanějších crawlerů.</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2" text:note-class="footnote"><text:note-citation>62</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text:soft-page-break/>NutchWAX je součást projektu<text:note text:id="ftn63" text:note-class="footnote"><text:note-citation>63</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2">V roce 2009 realizoval Adam Brokeš WA Admin v2 v rámci své bakalářské práce s názvem Systém pro správu procesu archivace webových informačních zdrojů</text:span><text:span text:style-name="T12"><text:note text:id="ftn64" text:note-class="footnote"><text:note-citation>64</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65" text:note-class="footnote"><text:note-citation>65</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66" text:note-class="footnote"><text:note-citation>66</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text:soft-page-break/>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67" text:note-class="footnote"><text:note-citation>6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3"><text:span text:style-name="T12">Nástroj vyvinutý</text:span><text:span text:style-name="T12"><text:note text:id="ftn68" text:note-class="footnote"><text:note-citation>68</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22"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5" text:outline-level="2">Formát nedlib</text:h>
      <text:p text:style-name="Text_20_body">Archivy v tomto formátu již WebArchiv nepoužívá. Informace o něm jsou dostupné v diplomové práci<text:note text:id="ftn69" text:note-class="footnote"><text:note-citation>69</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626384389"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897694340"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5"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text:note text:id="ftn70" text:note-class="footnote"><text:note-citation>70</text:note-citation><text:note-body><text:p text:style-name="Footnote"><text:a xlink:type="simple" xlink:href="http://www.archive.org/web/researcher/ArcFileFormat.php">http://www.archive.org/web/researcher/ArcFileFormat.php</text:a></text:p></text:note-body></text:note> popřípadě na stránkách IA Webteam JIRA<text:note text:id="ftn71" text:note-class="footnote"><text:note-citation>71</text:note-citation><text:note-body><text:p text:style-name="Footnote"><text:a xlink:type="simple" xlink:href="https://webarchive.jira.com/wiki/display/Heritrix/ARC+File+Format">https://webarchive.jira.com/wiki/display/Heritrix/ARC+File+Format</text:a></text:p></text:note-body></text:note>. Pro další informace viz též přílohy A – G.</text:p>
      <text:h text:style-name="Heading_20_4" text:outline-level="4">Výhody arc</text:h>
      <text:list xml:id="list1618774679"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29">Umožňuje vytváření kontrolních součtů archivovaných souborů. <text:tab/>Respektive v jedno volné metadatové pole je určeno pro ascii <text:tab/>checksum. V praxi se využívá md5<text:note text:id="ftn72" text:note-class="footnote"><text:note-citation>72</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695524854"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soft-page-break/><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není <text:tab/>potřeba arc soubor sekvenčně procházet, ale stačí pouze otevřít <text:tab/>archiv a posunout ukazatel na správné místo.<text:note text:id="ftn73" text:note-class="footnote"><text:note-citation>7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4" text:note-class="footnote"><text:note-citation>74</text:note-citation><text:note-body><text:p text:style-name="Footnote">http://is.muni.cz/th/173018/fi_m/</text:p></text:note-body></text:note>.</text:p>
      <text:h text:style-name="P25"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75" text:note-class="footnote"><text:note-citation>7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76" text:note-class="footnote"><text:note-citation>7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8">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text:p>
      <text:h text:style-name="Heading_20_4" text:outline-level="4">Výhody warc</text:h>
      <text:list xml:id="list1388190788" text:continue-numbering="true" text:style-name="List_20_1">
        <text:list-item>
          <text:p text:style-name="List_20_1">Do budoucna pravděpodobně většina institucí přejde na archivaci <text:tab/>webových stránek do warc archivů. Warc tedy budou nejspíše <text:soft-page-break/><text:tab/>označeny za jediný univerzálně podporovaný formát.</text:p>
        </text:list-item>
        <text:list-item>
          <text:p text:style-name="List_20_1">Není potřeba ukládat soubory duplicitně – pokud již soubor je <text:tab/>jednou v archivu tak se na něj ostatní odkazy přesměrují.</text:p>
        </text:list-item>
        <text:list-item>
          <text:p text:style-name="P28">Na rozdíl od arc archivů umožňují ukládat nejen http odezvy, ale také <text:tab/>původní požadavky.</text:p>
        </text:list-item>
        <text:list-item>
          <text:p text:style-name="P28">Umí pracovat s více protokoly: HTTP, FTP, NNTP a SMTP.</text:p>
        </text:list-item>
        <text:list-item>
          <text:p text:style-name="P28">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8">Jedná se o současný ISO standard a bude jím s největší <text:tab/>pravděpodobností i budoucnosti.</text:p>
        </text:list-item>
        <text:list-item>
          <text:p text:style-name="P29">Nativně umožňuje kompresi dat.</text:p>
        </text:list-item>
        <text:list-item>
          <text:p text:style-name="P29"><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77" text:note-class="footnote"><text:note-citation>77</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78" text:note-class="footnote"><text:note-citation>78</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280153239" text:continue-numbering="true" text:style-name="List_20_1">
        <text:list-item>
          <text:p text:style-name="P28">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8">Doposud nebyla řešena otázka, jak využít možnost ukládání větší <text:tab/>škály <text:tab/>metadat.</text:p>
        </text:list-item>
        <text:list-item>
          <text:p text:style-name="P28">Prozatím nejsou implementovány nutné nástroje na práci s warc <text:tab/>soubory. Před jejich zavedením v projektu WebArchiv bude potřeba <text:tab/>tyto nástroje implementovat.</text:p>
        </text:list-item>
        <text:list-item>
          <text:p text:style-name="P28"><text:soft-page-break/>Zpětná převoditelnost z warc do arc není prozatím triviálně možná.<text:note text:id="ftn79" text:note-class="footnote"><text:note-citation>79</text:note-citation><text:note-body><text:p text:style-name="Footnote"><text:s/>Srov. <text:a xlink:type="simple" xlink:href="https://webarchive.jira.com/wiki/display/Heritrix/ARC+to+WARC+%28to+ARC%29">https://webarchive.jira.com/wiki/display/Heritrix/ARC+to+WARC+%28to+ARC%29</text:a></text:p></text:note-body></text:note> <text:tab/>Tím pádem se nedají případné nové sklizně ve formátu warc zařadit <text:tab/>ke starým sklizním ve formátu arc.</text:p>
        </text:list-item>
        <text:list-item>
          <text:p text:style-name="P28">Převod celého archivu do formátu warc bude časově a výpočetně velmi <text:tab/>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2"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Proto jsem se pokusil zjistit informace o migraci u pracovníků z Britské knihovny. Mojí mailovou korespondenci uvádím v příloze P. V Britské digitální knihovně již vyzkoušel vývojový tým skript pro převod do archivního formátu warc už v roce 2009. Celkově převedli cca 4,4 TB dat </text:p>
      <text:p text:style-name="P8">O převodu, který provedli, zatím není dostatek informací. Tyto informace by ale byli pro tým WebArchivu důležité. Zkušenosti pracovníků Britské knihovny, ale nejsou přímo použitelné ve WebArchivu. A to proto, že skripty, které si pro účel migrace napsali nejsou pravděpodobně jednoduše použitelné ve WebArchivu. Používali totiž jiné nástroje pro ukládání dat a práci s archivem – Web Curator Tool (O nástroji se zmiňuji výše, WebArchiv jej jistý čas používal) a PANDAS (The PANDORA Digital Archiving System).</text:p>
      <text:p text:style-name="P8">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ě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Text_20_body"><text:span text:style-name="T2">Proto například informace získáne z Britské knihovny jsou pro WebArchiv </text:span><text:span text:style-name="T2">hodnotné, ale ve skutečnosti nejsou jejich nástroje okamžitě použitelné. Pokud by je </text:span><text:soft-page-break/><text:span text:style-name="T2">chtěli pracovníci WebArchivu využít bylo by nutné je předělat pro jejich potřeby. </text:span><text:span text:style-name="T2">Zkušenosti jiných řešitelů jsou však velmi cenné.</text:span></text:p>
      <text:h text:style-name="P25"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5" text:outline-level="2">Použité nástroje</text:h>
      <text:h text:style-name="P24"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81" text:note-class="footnote"><text:note-citation>80</text:note-citation><text:note-body><text:p text:style-name="Footnote">http://sourceforge.net/projects/jhove/</text:p></text:note-body></text:note>.</text:p>
      <text:p text:style-name="P7">(mám printscreen s výstupem pro arc a warc)</text:p>
      <text:h text:style-name="P24" text:outline-level="3">JHOVE2</text:h>
      <text:p text:style-name="P8">Tento program je novější verzí již zmíněného programu JHOVE. Slouží k validaci a identifikaci souborů. Program je vyvíjen v mnoha variantách<text:note text:id="ftn82" text:note-class="footnote"><text:note-citation>81</text:note-citation><text:note-body><text:p text:style-name="Footnote">https://bitbucket.org/jhove2/main/descendants</text:p></text:note-body></text:note> – formou forků<text:note text:id="ftn83" text:note-class="footnote"><text:note-citation>82</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84" text:note-class="footnote"><text:note-citation>83</text:note-citation><text:note-body><text:p text:style-name="Footnote">https://bitbucket.org/jhove2/</text:p></text:note-body></text:note> a dále speciální verzi<text:note text:id="ftn85" text:note-class="footnote"><text:note-citation>84</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Program bylo třeba předělat. Jelikož byl napsán tak, že nešel vícenásobně spouštět. Proto bylo potřeba při analýze každého souboru inicializovat znova Javu. To <text:soft-page-break/>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3">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86" text:note-class="footnote"><text:note-citation>85</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87" text:note-class="footnote"><text:note-citation>86</text:note-citation><text:note-body><text:p text:style-name="Footnote"><text:s/>http://code.google.com/p/warc-tools/</text:p></text:note-body></text:note>. Autoři tohoto nástroje nyní pracují na nástroji, který z něj vychází. Jedná se o nástroj WARC-TOOLS / hanzo, o kterém pojednávám v následující kapitole.</text:p>
      <text:list xml:id="list890941415" text:continue-numbering="true" text:style-name="List_20_1">
        <text:list-item>
          <text:p text:style-name="List_20_1"><text:soft-page-break/>Při převodu arc archivu do nového warc archivu přibalí <text:tab/>i archivované soubory.</text:p>
        </text:list-item>
      </text:list>
      <text:p text:style-name="P7">(rozvedu)</text:p>
      <text:h text:style-name="Heading_20_3" text:outline-level="3">WARC-TOOLS / hanzo<text:note text:id="ftn88" text:note-class="footnote"><text:note-citation>87</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766405250"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89" text:note-class="footnote"><text:note-citation>88</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1894660113"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5"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18" text:outline-level="1">Mám ARC 1s</text:h>
      <text:h text:style-name="P18" text:outline-level="1">CDX index arcu 1s</text:h>
      <text:h text:style-name="P18" text:outline-level="1">Každým nástrojem jsem udělal warc a zkoušel warcdumpy.:</text:h>
      <text:h text:style-name="P18" text:outline-level="1"><text:tab/><text:tab/>Warctools 3s – neumi dump arcsouboru</text:h>
      <text:h text:style-name="P18" text:outline-level="1"><text:tab/><text:tab/>Hanzo 4s</text:h>
      <text:h text:style-name="P18" text:outline-level="1"><text:tab/><text:tab/>KPK09 4s</text:h>
      <text:h text:style-name="P22" text:outline-level="1">Závěr</text:h>
      <text:h text:style-name="P22" text:outline-level="1">Seznam literatury</text:h>
      <text:p text:style-name="Text_20_body"/>
      <text:p text:style-name="Text_20_body"/>
      <text:p text:style-name="Text_20_body"/>
      <text:p text:style-name="Text_20_body"/>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2"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lt;archive-date&gt;&lt;sp&gt; </text:p>
      <text:p text:style-name="textové_20_přílohy"><text:soft-page-break/>&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 text:c="2"/>MIMEtype: application/octet-stream </text:p>
      <text:h text:style-name="Heading_20_2" text:outline-level="2"><text:soft-page-break/>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hopsFromSeed: E </text:p>
      <text:p text:style-name="textové_20_přílohy"><text:soft-page-break/>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vem WARCTOOLS_IAH-20110905093545-00000-kovar-laptop-8090.warc.gz.</text:p>
      <text:h text:style-name="Heading_20_2" text:outline-level="2">P.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text:h text:style-name="Heading_20_2" text:outline-level="2">Q.</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24.99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15:49:20</dc:date>
    <dc:creator>Martin Prokop</dc:creator>
    <meta:editing-duration>P3DT10H6M39S</meta:editing-duration>
    <meta:editing-cycles>1551</meta:editing-cycles>
    <meta:document-statistic meta:table-count="1" meta:image-count="0" meta:object-count="0" meta:page-count="50" meta:paragraph-count="608" meta:word-count="8577" meta:character-count="63138" meta:non-whitespace-character-count="55134"/>
  </office:meta>
</office:document-meta>
</file>